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C000003F1BDD61A70.png" manifest:media-type="image/png"/>
  <manifest:file-entry manifest:full-path="Pictures/1000000100000739000003A1712C2346.png" manifest:media-type="image/png"/>
  <manifest:file-entry manifest:full-path="Pictures/1000000100000739000003A18CED1553.png" manifest:media-type="image/png"/>
  <manifest:file-entry manifest:full-path="Pictures/1000000100000739000003A15FA30FDF.png" manifest:media-type="image/png"/>
  <manifest:file-entry manifest:full-path="Pictures/1000000100000739000003A19679B7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paragraph-properties fo:margin-top="0in" fo:margin-bottom="0.1965in" style:contextual-spacing="false"/>
      <style:text-properties officeooo:rsid="00a03031"/>
    </style:style>
    <style:style style:name="T1" style:family="text">
      <style:text-properties officeooo:rsid="00a666b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width="7.4807in" svg:height="3.7583in" draw:z-index="0"><draw:image xlink:href="Pictures/1000000100000739000003A19679B780.png" xlink:type="simple" xlink:show="embed" xlink:actuate="onLoad" draw:mime-type="image/png"/></draw:frame><text:s text:c="2"/><draw:frame draw:style-name="fr2" draw:name="Image2" text:anchor-type="char" svg:x="-0.1252in" svg:y="4.1874in" svg:width="7.222in" svg:height="3.6283in" draw:z-index="1"><draw:image xlink:href="Pictures/1000000100000739000003A15FA30FDF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3" draw:name="Image3" text:anchor-type="char" svg:width="7.4835in" svg:height="3.7598in" draw:z-index="2"><draw:image xlink:href="Pictures/1000000100000739000003A18CED1553.png" xlink:type="simple" xlink:show="embed" xlink:actuate="onLoad" draw:mime-type="image/png"/></draw:frame><draw:frame draw:style-name="fr2" draw:name="Image4" text:anchor-type="char" svg:x="-0.2291in" svg:y="3.9063in" svg:width="7.339in" svg:height="3.6866in" draw:z-index="3"><draw:image xlink:href="Pictures/1000000100000739000003A1712C2346.png" xlink:type="simple" xlink:show="embed" xlink:actuate="onLoad" draw:mime-type="image/png"/></draw:frame><text:s/></text:p>
      <text:p text:style-name="P1"><text:soft-page-break/><text:s text:c="2"/><draw:frame draw:style-name="fr1" draw:name="Image6" text:anchor-type="char" svg:width="6.6929in" svg:height="3.6457in" draw:z-index="4"><draw:image xlink:href="Pictures/100000010000073C000003F1BDD61A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2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2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Gill Sans MT" style:font-family-complex="'Gill Sans MT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Gill Sans MT" style:font-family-complex="'Gill Sans MT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1" style:display-name="Title and Vertical Tex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Gliederung_20_2" style:display-name="Title and Vertical Text~LT~Gliederung 2" style:family="paragraph" style:parent-style-name="Title_20_and_20_Vertical_20_Tex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Vertical_20_Text_7e_LT_7e_Gliederung_20_3" style:display-name="Title and Vertical Text~LT~Gliederung 3" style:family="paragraph" style:parent-style-name="Title_20_and_20_Vertical_20_Tex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Vertical_20_Text_7e_LT_7e_Gliederung_20_4" style:display-name="Title and Vertical Text~LT~Gliederung 4" style:family="paragraph" style:parent-style-name="Title_20_and_20_Vertical_20_Tex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Vertical_20_Text_7e_LT_7e_Gliederung_20_5" style:display-name="Title and Vertical Text~LT~Gliederung 5" style:family="paragraph" style:parent-style-name="Title_20_and_20_Vertical_20_Tex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6" style:display-name="Title and Vertical Text~LT~Gliederung 6" style:family="paragraph" style:parent-style-name="Title_20_and_20_Vertical_20_Tex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7" style:display-name="Title and Vertical Text~LT~Gliederung 7" style:family="paragraph" style:parent-style-name="Title_20_and_20_Vertical_20_Tex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8" style:display-name="Title and Vertical Text~LT~Gliederung 8" style:family="paragraph" style:parent-style-name="Title_20_and_20_Vertical_20_Tex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9" style:display-name="Title and Vertical Text~LT~Gliederung 9" style:family="paragraph" style:parent-style-name="Title_20_and_20_Vertical_20_Tex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Titel" style:display-name="Title and Vertical Tex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Untertitel" style:display-name="Title and Vertical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Notizen" style:display-name="Title and Vertical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Hintergrundobjekte" style:display-name="Title and Vertical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Vertical_20_Text_7e_LT_7e_Hintergrund" style:display-name="Title and Vertical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ertical_20_Title_20_and_20_Text_7e_LT_7e_Gliederung_20_1" style:display-name="Vertical Title and Tex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Gliederung_20_2" style:display-name="Vertical Title and Text~LT~Gliederung 2" style:family="paragraph" style:parent-style-name="Vertical_20_Title_20_and_20_Tex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Vertical_20_Title_20_and_20_Text_7e_LT_7e_Gliederung_20_3" style:display-name="Vertical Title and Text~LT~Gliederung 3" style:family="paragraph" style:parent-style-name="Vertical_20_Title_20_and_20_Tex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20_Title_20_and_20_Text_7e_LT_7e_Gliederung_20_4" style:display-name="Vertical Title and Text~LT~Gliederung 4" style:family="paragraph" style:parent-style-name="Vertical_20_Title_20_and_20_Tex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ertical_20_Title_20_and_20_Text_7e_LT_7e_Gliederung_20_5" style:display-name="Vertical Title and Text~LT~Gliederung 5" style:family="paragraph" style:parent-style-name="Vertical_20_Title_20_and_20_Tex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6" style:display-name="Vertical Title and Text~LT~Gliederung 6" style:family="paragraph" style:parent-style-name="Vertical_20_Title_20_and_20_Tex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7" style:display-name="Vertical Title and Text~LT~Gliederung 7" style:family="paragraph" style:parent-style-name="Vertical_20_Title_20_and_20_Tex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8" style:display-name="Vertical Title and Text~LT~Gliederung 8" style:family="paragraph" style:parent-style-name="Vertical_20_Title_20_and_20_Tex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9" style:display-name="Vertical Title and Text~LT~Gliederung 9" style:family="paragraph" style:parent-style-name="Vertical_20_Title_20_and_20_Tex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Titel" style:display-name="Vertical Title and Tex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Untertitel" style:display-name="Vertical Title and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Notizen" style:display-name="Vertical Title and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Hintergrundobjekte" style:display-name="Vertical Title and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ertical_20_Title_20_and_20_Text_7e_LT_7e_Hintergrund" style:display-name="Vertical Title and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ction_20_Header_7e_LT_7e_Hintergrund" style:display-name="Section 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wo_20_Content_7e_LT_7e_Gliederung_20_1" style:display-name="Two Conten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wo_20_Content_7e_LT_7e_Hintergrund" style:display-name="Two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mparison_7e_LT_7e_Gliederung_20_1" style:display-name="Comparis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mparison_7e_LT_7e_Hintergrund" style:display-name="Comparis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ntent_20_with_20_Caption_7e_LT_7e_Gliederung_20_1" style:display-name="Content with Capti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Gliederung_20_2" style:display-name="Content with Caption~LT~Gliederung 2" style:family="paragraph" style:parent-style-name="Content_20_with_20_Capti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20_with_20_Caption_7e_LT_7e_Gliederung_20_3" style:display-name="Content with Caption~LT~Gliederung 3" style:family="paragraph" style:parent-style-name="Content_20_with_20_Capti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20_with_20_Caption_7e_LT_7e_Gliederung_20_4" style:display-name="Content with Caption~LT~Gliederung 4" style:family="paragraph" style:parent-style-name="Content_20_with_20_Capti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20_with_20_Caption_7e_LT_7e_Gliederung_20_5" style:display-name="Content with Caption~LT~Gliederung 5" style:family="paragraph" style:parent-style-name="Content_20_with_20_Capti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6" style:display-name="Content with Caption~LT~Gliederung 6" style:family="paragraph" style:parent-style-name="Content_20_with_20_Capti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7" style:display-name="Content with Caption~LT~Gliederung 7" style:family="paragraph" style:parent-style-name="Content_20_with_20_Capti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8" style:display-name="Content with Caption~LT~Gliederung 8" style:family="paragraph" style:parent-style-name="Content_20_with_20_Capti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9" style:display-name="Content with Caption~LT~Gliederung 9" style:family="paragraph" style:parent-style-name="Content_20_with_20_Capti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Titel" style:display-name="Content with Capti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Untertitel" style:display-name="Content with Cap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Notizen" style:display-name="Content with Capti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Hintergrundobjekte" style:display-name="Content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ntent_20_with_20_Caption_7e_LT_7e_Hintergrund" style:display-name="Content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Picture_20_with_20_Caption_7e_LT_7e_Gliederung_20_1" style:display-name="Picture with Capti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Gliederung_20_2" style:display-name="Picture with Caption~LT~Gliederung 2" style:family="paragraph" style:parent-style-name="Picture_20_with_20_Capti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icture_20_with_20_Caption_7e_LT_7e_Gliederung_20_3" style:display-name="Picture with Caption~LT~Gliederung 3" style:family="paragraph" style:parent-style-name="Picture_20_with_20_Capti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20_with_20_Caption_7e_LT_7e_Gliederung_20_4" style:display-name="Picture with Caption~LT~Gliederung 4" style:family="paragraph" style:parent-style-name="Picture_20_with_20_Capti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icture_20_with_20_Caption_7e_LT_7e_Gliederung_20_5" style:display-name="Picture with Caption~LT~Gliederung 5" style:family="paragraph" style:parent-style-name="Picture_20_with_20_Capti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6" style:display-name="Picture with Caption~LT~Gliederung 6" style:family="paragraph" style:parent-style-name="Picture_20_with_20_Capti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7" style:display-name="Picture with Caption~LT~Gliederung 7" style:family="paragraph" style:parent-style-name="Picture_20_with_20_Capti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8" style:display-name="Picture with Caption~LT~Gliederung 8" style:family="paragraph" style:parent-style-name="Picture_20_with_20_Capti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9" style:display-name="Picture with Caption~LT~Gliederung 9" style:family="paragraph" style:parent-style-name="Picture_20_with_20_Capti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Titel" style:display-name="Picture with Capti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Untertitel" style:display-name="Picture with Cap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Notizen" style:display-name="Picture with Capti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Hintergrundobjekte" style:display-name="Picture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Picture_20_with_20_Caption_7e_LT_7e_Hintergrund" style:display-name="Picture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3:18:55.206539708</meta:creation-date>
    <dc:date>2026-04-16T15:59:10.346802110</dc:date>
    <meta:editing-duration>P1DT14H18M40S</meta:editing-duration>
    <meta:editing-cycles>68</meta:editing-cycles>
    <meta:generator>LibreOffice/24.2.7.2$Linux_X86_64 LibreOffice_project/420$Build-2</meta:generator>
    <meta:document-statistic meta:table-count="0" meta:image-count="5" meta:object-count="0" meta:page-count="3" meta:paragraph-count="3" meta:word-count="0" meta:character-count="5" meta:non-whitespace-character-count="0"/>
  </office:meta>
</office:document-meta>
</file>